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0004" officeooo:paragraph-rsid="00040004"/>
    </style:style>
    <style:style style:name="P2" style:family="paragraph" style:parent-style-name="Standard">
      <style:text-properties officeooo:rsid="00038735" officeooo:paragraph-rsid="00038735"/>
    </style:style>
    <style:style style:name="P3" style:family="paragraph" style:parent-style-name="Standard">
      <style:text-properties officeooo:rsid="0001b473" officeooo:paragraph-rsid="0001b473"/>
    </style:style>
    <style:style style:name="P4" style:family="paragraph" style:parent-style-name="Standard">
      <style:text-properties officeooo:rsid="0003fae8" officeooo:paragraph-rsid="0003fae8"/>
    </style:style>
    <style:style style:name="P5" style:family="paragraph" style:parent-style-name="Standard">
      <style:text-properties officeooo:rsid="00038735" officeooo:paragraph-rsid="00040004"/>
    </style:style>
    <style:style style:name="P6" style:family="paragraph" style:parent-style-name="Standard">
      <style:text-properties officeooo:rsid="000b32dd" officeooo:paragraph-rsid="000b32dd"/>
    </style:style>
    <style:style style:name="P7" style:family="paragraph" style:parent-style-name="Standard">
      <style:text-properties officeooo:rsid="000d40af" officeooo:paragraph-rsid="000d40af"/>
    </style:style>
    <style:style style:name="T1" style:family="text">
      <style:text-properties officeooo:rsid="00040004"/>
    </style:style>
    <style:style style:name="T2" style:family="text">
      <style:text-properties officeooo:rsid="00038735"/>
    </style:style>
    <style:style style:name="T3" style:family="text">
      <style:text-properties officeooo:rsid="0007b842"/>
    </style:style>
    <style:style style:name="T4" style:family="text">
      <style:text-properties officeooo:rsid="000e0acc"/>
    </style:style>
    <style:style style:name="T5" style:family="text">
      <style:text-properties officeooo:rsid="00063999"/>
    </style:style>
    <style:style style:name="T6" style:family="text">
      <style:text-properties officeooo:rsid="0009c613"/>
    </style:style>
    <style:style style:name="T7" style:family="text">
      <style:text-properties officeooo:rsid="00069500"/>
    </style:style>
    <style:style style:name="T8" style:family="text">
      <style:text-properties officeooo:rsid="000992dd"/>
    </style:style>
    <style:style style:name="T9" style:family="text">
      <style:text-properties officeooo:rsid="0004750e"/>
    </style:style>
    <style:style style:name="T10" style:family="text">
      <style:text-properties officeooo:rsid="000d40af"/>
    </style:style>
    <style:style style:name="T11" style:family="text">
      <style:text-properties officeooo:rsid="000c0e58"/>
    </style:style>
    <style:style style:name="T12" style:family="text">
      <style:text-properties officeooo:rsid="000ff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SUAL FEATURES FROM DATA COLLECTION (Machete – Chainsaw - Non-event)</text:p>
      <text:p text:style-name="P1"/>
      <text:p text:style-name="P1">MACHETE:</text:p>
      <text:p text:style-name="P2">Re<text:span text:style-name="T1">a</text:span>l Vibration Signal graph:</text:p>
      <text:p text:style-name="P3">In the space of 500 units on the x axis, there is max of 2 clear strikes events. Of course this can vary according to the style of machete work of the person striking the tree, but it was found that a regular rhythm of a person using a machete against a trunk would equate to this pulse-like bursts.</text:p>
      <text:p text:style-name="P3">Strike events are extremely clear in the graph, unlike ambient noise or chainsaw, which look like a continuous uninterrupted vibration signal, with <text:span text:style-name="T2">some slightly</text:span> abrupt changes for chainsaw and <text:span text:style-name="T2">almost no abrupt changes for ambient noise.</text:span></text:p>
      <text:p text:style-name="P3">On the x axis, the strikes themselves last no more than 125 from start to end, so they are very short, almost pulse-like events on the graph that occur across an almost 0.0 line on the x axis.</text:p>
      <text:p text:style-name="P3">The height of those strikes goes both negative and positive on the y axis. The positive values of the strikes can reach 10-12 on the far-from-the-sensor and 15-16 on the short-from-the-sensor samples. On the negative side of the y axis, the strikes can reach maximums of -5 and -7. Sometimes reaching as far as -10, but very sparsely.</text:p>
      <text:p text:style-name="P3"/>
      <text:p text:style-name="P2">FFT graph:</text:p>
      <text:p text:style-name="P2">Almost all the action happens at the first 25 hz of the graph. Peaks there can reach 600 but a visual average would be 350-400. The rest of the wave in the graph looks a bit like a low snake shape, with sometimes the last part of the wave (125-200Hz) reaching higher peaks in the 200 amplitude max. This “end of the spectrum going higher effect” tends to not happen the closer the sensors is from the source of machete strikes. Most of the machete short graphs in the data have no higher wave section at all at the last part of the wave (125-200Hz).</text:p>
      <text:p text:style-name="P2"/>
      <text:p text:style-name="P2">Axis specific vibration:</text:p>
      <text:p text:style-name="P4">the wave representing the x axis of the sensor appears, almost in the 100% of cases, typically separated by the other two, y and z waves, by 15000 units. Y and Z normally appear almost totally superimposed. Z and Y pulse strikes appear a lot higher than the x strikes, meaning, their negative and positive max values are higher than their x counterparts, sometimes spanning between 30000 and -30000 units. The X pulses don’t generally span more than 15000 units each side (+ and – )</text:p>
      <text:p text:style-name="P2"/>
      <text:p text:style-name="P2"/>
      <text:p text:style-name="P1">CHAINSAW:</text:p>
      <text:p text:style-name="P5">Re<text:span text:style-name="T1">a</text:span>l Vibration Signal graph: <text:span text:style-name="T3">The wave </text:span><text:span text:style-name="T4">generally</text:span><text:span text:style-name="T3"> looks thick with some random abrupt peaks and troughs. It never reaches near 0 though as machete spikes do. There is always a constant wave reaching -+1 across the graph. Peaks </text:span><text:span text:style-name="T5">go between 4 and -4 on average and sometimes </text:span><text:span text:style-name="T3">they</text:span><text:span text:style-name="T5"> </text:span><text:span text:style-name="T3">can </text:span><text:span text:style-name="T5">reach -+6</text:span></text:p>
      <text:p text:style-name="P5">FFT graph: <text:span text:style-name="T6">Most of the action</text:span><text:span text:style-name="T5"> is between 100 and 350Hz, with a potential tendency to narrow towards 150-300Hz. The increase from those frequencies to the rest of the frequencies is </text:span><text:span text:style-name="T7">only </text:span><text:span text:style-name="T5">going from 100 into 200 amplitude. </text:span><text:span text:style-name="T8">Peaks can reach 250 </text:span><text:span text:style-name="T6">and the whole spectrum was samples from 0 to 5ooHz. </text:span><text:span text:style-name="T7">Generally, </text:span><text:span text:style-name="T5">FF</text:span><text:span text:style-name="T7">T visual analysis here</text:span><text:span text:style-name="T5"> is trick</text:span><text:span text:style-name="T7">ier</text:span><text:span text:style-name="T5"> to define </text:span><text:span text:style-name="T7">compared to the</text:span><text:span text:style-name="T5"> machete </text:span><text:span text:style-name="T7">graphs</text:span><text:span text:style-name="T5">. </text:span><text:span text:style-name="T6">There are no clear sections across frequencies where a higher amplitude is regularly found, although there is this mentioned and somewhat little “bump” between 100 and 350Hz.</text:span></text:p>
      <text:p text:style-name="P5"/>
      <text:p text:style-name="P5">Axis specific vibration: <text:span text:style-name="T9">Z and Y also look almost superimposed, however X looks like a different wave than z and y. </text:span><text:span text:style-name="T10">They don’t always match in form.</text:span><text:span text:style-name="T9"> </text:span><text:span text:style-name="T5">There is some similarity </text:span><text:span text:style-name="T10">sometimes</text:span><text:span text:style-name="T5">, but x wave is generally smaller in height, almost half of the size than z and y. </text:span><text:span text:style-name="T10">P</text:span><text:span text:style-name="T8">eaks of z and y can reach from 10000 into 25000</text:span></text:p>
      <text:p text:style-name="P5"/>
      <text:p text:style-name="P6"><text:soft-page-break/>Extra comments: with chainsaw we may need to account for small empty sections due to the nature of this cutting tasks, where the chainsaw operator may take a few seconds sparsely to accommodate the blade of the saw differently or things like that. So we may need to place all the attention towards the moments where the actual vibration from the saw happens. <text:span text:style-name="T11">And somewhat skipp the parts where no vibrations occurs within the sample time.</text:span></text:p>
      <text:p text:style-name="P6"/>
      <text:p text:style-name="P7">Question on frequency range: by looking at the graphs, the frequency samples in FFT are 0 to <text:span text:style-name="T4">200</text:span> and in others are 0 to 500. I do not recall whether the visualizer code changed during data gathering so I wonder if the visualizer adapts itself according what it sees in the samples to plot over a greater frequency span or not and why would that be? Maybe an error in gathering the data? The results in FFT from data sampled between the two ranges is quite different. chain_med and chain_far folders are both plotted from 0 to 200Hz. <text:span text:style-name="T4">If chain_short would be mistakenly gathered, then in the other folder’s FFT, most of the action happens between 125 and 200Hz, Whereas in chain_short, the action, as stated above, happens between 100 and 350Hz. So maybe this is just a question of not plotting the whole frequency range ? Because the increase in amplitude overall for chainsaw seems to start to happen around 100 Hz. Other wise we’ll need to find out why is chain_short different.</text:span></text:p>
      <text:p text:style-name="P5"/>
      <text:p text:style-name="P1">NON-EVENT:</text:p>
      <text:p text:style-name="P5">Re<text:span text:style-name="T1">a</text:span>l Vibration Signal graph: <text:span text:style-name="T12">Looks like a regular wave from -+3, with an occasional peak higher into -+4, not so dense as the chainsaw.</text:span></text:p>
      <text:p text:style-name="P5"/>
      <text:p text:style-name="P5">FFT graph: <text:span text:style-name="T12">This also looks quite regular with no troughs or peaks. </text:span><text:span text:style-name="T9">Amplitude does rarely go over 160 in almost all cases. </text:span><text:span text:style-name="T5">The wave looks quite regular without any major abrupt intensification, troughs or peaks.</text:span></text:p>
      <text:p text:style-name="P5"/>
      <text:p text:style-name="P5">Axis specific vibration: <text:span text:style-name="T5">waves are almost perfect horizontal lines, almost no vibration appears there. Waves z&amp;y are separated from x by 16000-180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2T10:47:49.801910414</meta:creation-date>
    <dc:date>2025-05-02T12:48:47.514496898</dc:date>
    <meta:editing-duration>PT57M18S</meta:editing-duration>
    <meta:editing-cycles>11</meta:editing-cycles>
    <meta:generator>LibreOffice/24.8.6.2$Linux_X86_64 LibreOffice_project/480$Build-2</meta:generator>
    <meta:document-statistic meta:table-count="0" meta:image-count="0" meta:object-count="0" meta:page-count="2" meta:paragraph-count="21" meta:word-count="937" meta:character-count="5320" meta:non-whitespace-character-count="4402"/>
  </office:meta>
</office:document-meta>
</file>